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JetBrains Mono" svg:font-family="'JetBrains Mono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rsid="0016cc43" officeooo:paragraph-rsid="0016cc43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3" style:family="paragraph" style:parent-style-name="Preformatted_20_Text" style:list-style-name="L1">
      <style:text-properties fo:color="#080808" style:font-name="JetBrains Mono" officeooo:rsid="0016cc43" officeooo:paragraph-rsid="0016cc43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5" style:family="paragraph" style:parent-style-name="Preformatted_20_Text" style:list-style-name="L1">
      <style:text-properties fo:color="#8c8c8c" style:font-name="JetBrains Mono" fo:font-style="italic" officeooo:paragraph-rsid="0016d99c"/>
    </style:style>
    <style:style style:name="P6" style:family="paragraph" style:parent-style-name="Preformatted_20_Text" style:list-style-name="L1">
      <style:text-properties fo:color="#8c8c8c" style:font-name="JetBrains Mono" fo:font-style="italic" officeooo:rsid="0016d99c" officeooo:paragraph-rsid="0016d99c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officeooo:paragraph-rsid="0016cc43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fo:color="#0033b3" style:font-name="JetBrains Mono" officeooo:rsid="0016cc43" officeooo:paragraph-rsid="0016cc43"/>
    </style:style>
    <style:style style:name="P11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  <style:text-properties fo:color="#080808" style:font-name="JetBrains Mono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color="#080808" style:font-name="JetBrains Mono" officeooo:rsid="0016cc43" officeooo:paragraph-rsid="0016cc43"/>
    </style:style>
    <style:style style:name="P13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  <style:text-properties fo:color="#080808"/>
    </style:style>
    <style:style style:name="P14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</style:style>
    <style:style style:name="P15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.499cm" loext:contextual-spacing="false" fo:text-indent="0cm" style:auto-text-indent="false" fo:background-color="#ffffff"/>
      <style:text-properties fo:color="#080808" style:font-name="JetBrains Mono"/>
    </style:style>
    <style:style style:name="P16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.499cm" loext:contextual-spacing="false" fo:text-indent="0cm" style:auto-text-indent="false" fo:background-color="#ffffff"/>
    </style:style>
    <style:style style:name="P17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  <style:text-properties fo:color="#080808" style:font-name="JetBrains Mono"/>
    </style:style>
    <style:style style:name="P18" style:family="paragraph" style:parent-style-name="Preformatted_20_Text">
      <loext:graphic-properties draw:fill="solid" draw:fill-color="#ffffff" draw:opacity="100%"/>
      <style:paragraph-properties fo:margin-left="1.251cm" fo:margin-right="0cm" fo:text-indent="0cm" style:auto-text-indent="false" fo:background-color="#ffffff"/>
      <style:text-properties fo:color="#080808"/>
    </style:style>
    <style:style style:name="P19" style:family="paragraph" style:parent-style-name="Preformatted_20_Text">
      <loext:graphic-properties draw:fill="solid" draw:fill-color="#ffffff" draw:opacity="100%"/>
      <style:paragraph-properties fo:margin-left="1.251cm" fo:margin-right="0cm" fo:margin-top="0cm" fo:margin-bottom="0.499cm" loext:contextual-spacing="false" fo:text-indent="0cm" style:auto-text-indent="false" fo:background-color="#ffffff"/>
      <style:text-properties fo:color="#080808" style:font-name="JetBrains Mono"/>
    </style:style>
    <style:style style:name="P20" style:family="paragraph" style:parent-style-name="Text_20_body">
      <style:text-properties officeooo:rsid="0016cc43" officeooo:paragraph-rsid="0016cc43"/>
    </style:style>
    <style:style style:name="P21" style:family="paragraph" style:parent-style-name="Text_20_body" style:list-style-name="L1">
      <style:text-properties officeooo:rsid="0016cc43" officeooo:paragraph-rsid="0016cc43"/>
    </style:style>
    <style:style style:name="P22" style:family="paragraph" style:parent-style-name="Text_20_body" style:list-style-name="L1">
      <style:text-properties officeooo:paragraph-rsid="0016d99c"/>
    </style:style>
    <style:style style:name="P23" style:family="paragraph" style:parent-style-name="Text_20_body" style:list-style-name="L1">
      <style:text-properties officeooo:rsid="0016d99c" officeooo:paragraph-rsid="0016d99c"/>
    </style:style>
    <style:style style:name="T1" style:family="text">
      <style:text-properties fo:color="#000000"/>
    </style:style>
    <style:style style:name="T2" style:family="text">
      <style:text-properties fo:color="#000000" style:font-name="JetBrains Mono"/>
    </style:style>
    <style:style style:name="T3" style:family="text">
      <style:text-properties fo:color="#000000" style:font-name="JetBrains Mono" fo:font-size="10pt" officeooo:rsid="0016cc43" style:font-name-asian="Liberation Mono" style:font-size-asian="10pt" style:font-name-complex="Liberation Mono" style:font-size-complex="10pt"/>
    </style:style>
    <style:style style:name="T4" style:family="text">
      <style:text-properties fo:color="#000000" style:font-name="JetBrains Mono" fo:font-size="10pt" officeooo:rsid="0018d6cf" style:font-name-asian="Liberation Mono" style:font-size-asian="10pt" style:font-name-complex="Liberation Mono" style:font-size-complex="10pt"/>
    </style:style>
    <style:style style:name="T5" style:family="text">
      <style:text-properties fo:color="#000000" style:font-name="JetBrains Mono" officeooo:rsid="0018d6cf"/>
    </style:style>
    <style:style style:name="T6" style:family="text">
      <style:text-properties fo:color="#0033b3"/>
    </style:style>
    <style:style style:name="T7" style:family="text">
      <style:text-properties fo:color="#0033b3" style:font-name="JetBrains Mono"/>
    </style:style>
    <style:style style:name="T8" style:family="text">
      <style:text-properties fo:color="#0033b3" style:font-name="JetBrains Mono" officeooo:rsid="0018d6cf"/>
    </style:style>
    <style:style style:name="T9" style:family="text">
      <style:text-properties style:font-name="JetBrains Mono"/>
    </style:style>
    <style:style style:name="T10" style:family="text">
      <style:text-properties fo:color="#1750eb"/>
    </style:style>
    <style:style style:name="T11" style:family="text">
      <style:text-properties fo:color="#1750eb" style:font-name="JetBrains Mono"/>
    </style:style>
    <style:style style:name="T12" style:family="text">
      <style:text-properties fo:color="#1750eb" style:font-name="JetBrains Mono" officeooo:rsid="0018d6cf"/>
    </style:style>
    <style:style style:name="T13" style:family="text">
      <style:text-properties fo:color="#1750eb" style:font-name="JetBrains Mono" fo:font-size="10pt" officeooo:rsid="0018d6cf" style:font-name-asian="Liberation Mono" style:font-size-asian="10pt" style:font-name-complex="Liberation Mono" style:font-size-complex="10pt"/>
    </style:style>
    <style:style style:name="T14" style:family="text">
      <style:text-properties fo:color="#871094" style:font-name="JetBrains Mono"/>
    </style:style>
    <style:style style:name="T15" style:family="text">
      <style:text-properties fo:color="#871094" style:font-name="JetBrains Mono" fo:font-style="italic"/>
    </style:style>
    <style:style style:name="T16" style:family="text">
      <style:text-properties fo:color="#871094" fo:font-style="italic"/>
    </style:style>
    <style:style style:name="T17" style:family="text">
      <style:text-properties fo:color="#067d17"/>
    </style:style>
    <style:style style:name="T18" style:family="text">
      <style:text-properties fo:color="#067d17" style:font-name="JetBrains Mono"/>
    </style:style>
    <style:style style:name="T19" style:family="text">
      <style:text-properties fo:color="#080808"/>
    </style:style>
    <style:style style:name="T20" style:family="text">
      <style:text-properties fo:color="#080808" style:font-name="JetBrains Mono"/>
    </style:style>
    <style:style style:name="T21" style:family="text">
      <style:text-properties fo:color="#0037a6"/>
    </style:style>
    <style:style style:name="T22" style:family="text">
      <style:text-properties fo:color="#00627a"/>
    </style:style>
    <style:style style:name="T23" style:family="text">
      <style:text-properties officeooo:rsid="0016d99c"/>
    </style:style>
    <style:style style:name="T24" style:family="text">
      <style:text-properties officeooo:rsid="0018d6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D Refactorización</text:h>
      <text:p text:style-name="P20">Alumno: Adrián Pisabarro García</text:p>
      <text:p text:style-name="Horizontal_20_Line"/>
      <text:list xml:id="list3877888790" text:style-name="L1">
        <text:list-item>
          <text:p text:style-name="P21">Lo primero que he hecho es cambiar las variables y utilizar variables con nombres en formato joroba de camello y en varias líneas. <text:s/>Tipo:</text:p>
          <text:p text:style-name="P3"><text:span text:style-name="T1">Cuenta datos</text:span>;</text:p>
        </text:list-item>
      </text:list>
      <text:p text:style-name="P2"><text:span text:style-name="T6"><text:tab/>double </text:span><text:span text:style-name="T1">saldoActual</text:span>;</text:p>
      <text:p text:style-name="P7"><text:span text:style-name="T6"><text:tab/>double </text:span><text:span text:style-name="T1">saldoInteres</text:span>;</text:p>
      <text:list xml:id="list2433991441092" text:continue-numbering="true" text:style-name="L1">
        <text:list-item>
          <text:p text:style-name="P21">He dejado espacios libres como estos y ajustarlos a la misma sangría para organizar todo el código de forma correcta:</text:p>
        </text:list-item>
      </text:list>
      <text:p text:style-name="P10">try</text:p>
      <text:p text:style-name="P11">{</text:p>
      <text:p text:style-name="P14"><text:span text:style-name="T19"><text:s text:c="4"/></text:span><text:span text:style-name="T3">datos</text:span><text:span text:style-name="T20">.retirar(</text:span><text:span text:style-name="T11">230</text:span><text:span text:style-name="T20">);</text:span></text:p>
      <text:p text:style-name="P11">} <text:span text:style-name="T6">catch </text:span>(<text:span text:style-name="T1">Exception </text:span>e)</text:p>
      <text:p text:style-name="P11">{</text:p>
      <text:p text:style-name="P13"><text:s text:c="4"/><text:span text:style-name="T2">System</text:span><text:span text:style-name="T9">.</text:span><text:span text:style-name="T15">out</text:span><text:span text:style-name="T9">.print(</text:span><text:span text:style-name="T18">"Fallo al retirar"</text:span><text:span text:style-name="T9">);</text:span></text:p>
      <text:p text:style-name="P16"><text:span text:style-name="T20">}</text:span></text:p>
      <text:list xml:id="list2434687329833" text:continue-numbering="true" text:style-name="L1">
        <text:list-item>
          <text:p text:style-name="P21">He dejado espacios como estos en los operadores:</text:p>
        </text:list-item>
      </text:list>
      <text:p text:style-name="P12"><text:span text:style-name="T1">saldoActual </text:span>= <text:s/><text:span text:style-name="T1">datos</text:span>.getSaldo();</text:p>
      <text:p text:style-name="P14"><text:span text:style-name="T2">saldoInteres </text:span><text:span text:style-name="T20">= </text:span><text:span text:style-name="T2">datos</text:span><text:span text:style-name="T20">.getSaldo() + </text:span><text:span text:style-name="T2">datos</text:span><text:span text:style-name="T20">.getSaldo() * </text:span><text:span text:style-name="T13">INTERES</text:span><text:span text:style-name="T20">;</text:span></text:p>
      <text:p text:style-name="P11"><text:span text:style-name="T1">System</text:span>.<text:span text:style-name="T16">out</text:span>.println(<text:span text:style-name="T17">"</text:span><text:span text:style-name="T21">\n</text:span><text:span text:style-name="T17">"</text:span>);</text:p>
      <text:p text:style-name="P11"><text:span text:style-name="T1">System</text:span>.<text:span text:style-name="T16">out</text:span>.println(<text:span text:style-name="T17">"El saldo actual es :" </text:span>+ <text:span text:style-name="T1">saldoActual </text:span>);</text:p>
      <text:p text:style-name="P15"><text:span text:style-name="T1">System</text:span>.<text:span text:style-name="T16">out</text:span>.println(<text:span text:style-name="T17">"El saldo actual con interés es :" </text:span>+ <text:span text:style-name="T1">saldoInteres</text:span>);</text:p>
      <text:p text:style-name="P20"/>
      <text:list xml:id="list2434568002438" text:continue-numbering="true" text:style-name="L1">
        <text:list-item>
          <text:p text:style-name="P21">Hay que saber diferenciar entre el . <text:span text:style-name="T24">y</text:span> , no es la misma la lengua española que el sistema inglés que es el que se utiliza en programación:</text:p>
          <text:p text:style-name="P3"><text:span text:style-name="T1">datos </text:span>= <text:span text:style-name="T6">new </text:span>Cuenta(<text:span text:style-name="T17">"Ekaitz"</text:span>,<text:span text:style-name="T17">"1234-5678-90-123456789"</text:span>,<text:span text:style-name="T10">1000.0</text:span>,<text:span text:style-name="T10">0.02</text:span>);</text:p>
          <text:p text:style-name="P21"/>
        </text:list-item>
        <text:list-item>
          <text:p text:style-name="P21">Los métodos getters y setters hay que identificarlos de la mejor forma. Aprovecho para decir que los <text:span text:style-name="T24">métodos</text:span> también utilizan la nomenclatura y el sistema joroba de camello.</text:p>
          <text:p text:style-name="P3"><text:span text:style-name="T6">public void </text:span><text:span text:style-name="T22">setNombre</text:span>(<text:span text:style-name="T1">String </text:span>nombre) </text:p>
          <text:p text:style-name="P3">{</text:p>
        </text:list-item>
      </text:list>
      <text:p text:style-name="P4"><text:s text:c="3"/><text:tab/><text:tab/> <text:span text:style-name="T7">this</text:span><text:span text:style-name="T9">.</text:span><text:span text:style-name="T14">nombre </text:span><text:span text:style-name="T9">= nombre;</text:span></text:p>
      <text:p text:style-name="P7"><text:tab/>}</text:p>
      <text:p text:style-name="P8"><text:span text:style-name="T6"><text:tab/>public </text:span><text:span text:style-name="T1">String </text:span><text:span text:style-name="T22">getNombre</text:span>()</text:p>
      <text:p text:style-name="P8"><text:tab/>{</text:p>
      <text:p text:style-name="P4"><text:s text:c="3"/><text:tab/><text:tab/> <text:span text:style-name="T7">return </text:span><text:span text:style-name="T14">nombre</text:span><text:span text:style-name="T9">;</text:span></text:p>
      <text:p text:style-name="P7"><text:tab/>}</text:p>
      <text:p text:style-name="P7"/>
      <text:p text:style-name="P7"/>
      <text:list xml:id="list2434145678069" text:continue-numbering="true" text:style-name="L1">
        <text:list-item>
          <text:p text:style-name="P23"><text:soft-page-break/>Comentarios de una línea mejor de esta forma:</text:p>
          <text:p text:style-name="P6">// Constructor vacío</text:p>
          <text:p text:style-name="P23"/>
        </text:list-item>
        <text:list-item>
          <text:p text:style-name="P23">Los constructores a la hora de llamar a los atributos utilizar this para acceder a ellos, no crear otros nombres.</text:p>
          <text:p text:style-name="P6">// Constructor con argumentos</text:p>
        </text:list-item>
      </text:list>
      <text:p text:style-name="P11"><text:span text:style-name="T6">public </text:span><text:span text:style-name="T22">Cuenta</text:span>(<text:span text:style-name="T1">String </text:span>nombre, <text:span text:style-name="T1">String </text:span>idCuenta, <text:span text:style-name="T6">double </text:span>saldo, <text:span text:style-name="T6">double </text:span>tipoInteres) {</text:p>
      <text:p text:style-name="P13"><text:s text:c="4"/><text:span text:style-name="T7">this</text:span><text:span text:style-name="T9">.</text:span><text:span text:style-name="T14">nombre </text:span><text:span text:style-name="T9">= nombre;</text:span></text:p>
      <text:p text:style-name="P13"><text:s text:c="4"/><text:span text:style-name="T7">this</text:span><text:span text:style-name="T9">.</text:span><text:span text:style-name="T14">idCuenta </text:span><text:span text:style-name="T9">= idCuenta;</text:span></text:p>
      <text:p text:style-name="P13"><text:s text:c="4"/><text:span text:style-name="T7">this</text:span><text:span text:style-name="T9">.</text:span><text:span text:style-name="T14">saldo </text:span><text:span text:style-name="T9">= saldo;</text:span></text:p>
      <text:p text:style-name="P13"><text:s text:c="4"/><text:span text:style-name="T7">this</text:span><text:span text:style-name="T9">.</text:span><text:span text:style-name="T14">tipoInteres </text:span><text:span text:style-name="T9">= tipoInteres;</text:span></text:p>
      <text:p text:style-name="P15">}</text:p>
      <text:list xml:id="list2434791338364" text:continue-numbering="true" text:style-name="L1">
        <text:list-item>
          <text:p text:style-name="P22"><text:span text:style-name="T23">Método corregido:</text:span></text:p>
          <text:p text:style-name="P5">//Método para retirar cantidades en la cuenta. Modifica el saldo.</text:p>
        </text:list-item>
      </text:list>
      <text:p text:style-name="P11"><text:span text:style-name="T6">public void </text:span><text:span text:style-name="T22">retirar </text:span>(<text:span text:style-name="T6">double </text:span>cantidad) <text:span text:style-name="T6">throws </text:span><text:span text:style-name="T1">Exception </text:span>{</text:p>
      <text:p text:style-name="P13"><text:s text:c="4"/><text:span text:style-name="T7">if </text:span><text:span text:style-name="T9">(cantidad &lt;= </text:span><text:span text:style-name="T11">0</text:span><text:span text:style-name="T9">) {</text:span></text:p>
      <text:p text:style-name="P13"><text:s text:c="8"/><text:span text:style-name="T7">throw new </text:span><text:span text:style-name="T9">Exception(</text:span><text:span text:style-name="T18">"No se puede retirar una cantidad negativa"</text:span><text:span text:style-name="T9">);</text:span></text:p>
      <text:p text:style-name="P13"><text:s text:c="4"/><text:span text:style-name="T9">}</text:span></text:p>
      <text:p text:style-name="P13"><text:s text:c="4"/><text:span text:style-name="T7">if </text:span><text:span text:style-name="T9">(getSaldo() &lt; cantidad) {</text:span></text:p>
      <text:p text:style-name="P13"><text:s text:c="8"/><text:span text:style-name="T7">throw new </text:span><text:span text:style-name="T9">Exception(</text:span><text:span text:style-name="T18">"No se hay suficiente saldo"</text:span><text:span text:style-name="T9">);</text:span></text:p>
      <text:p text:style-name="P13"><text:s text:c="4"/><text:span text:style-name="T9">}</text:span></text:p>
      <text:p text:style-name="P13"><text:s text:c="4"/><text:span text:style-name="T14">saldo </text:span><text:span text:style-name="T9">= </text:span><text:span text:style-name="T14">saldo </text:span><text:span text:style-name="T9">- cantidad;</text:span></text:p>
      <text:p text:style-name="P15">}</text:p>
      <text:list xml:id="list2435551226345" text:continue-numbering="true" text:style-name="L1">
        <text:list-item>
          <text:p text:style-name="P22"><text:span text:style-name="T23"><text:s/>He decidido utilizar </text:span><text:span text:style-name="T24">variables</text:span><text:span text:style-name="T23"> globales como esta:</text:span></text:p>
          <text:p text:style-name="P5">//Variables globales</text:p>
        </text:list-item>
      </text:list>
      <text:p text:style-name="P9"><text:span text:style-name="T7"><text:tab/>final double </text:span><text:span text:style-name="T4">INTERES</text:span><text:span text:style-name="T2"> </text:span><text:span text:style-name="T20">= </text:span><text:span text:style-name="T11">0.015</text:span><text:span text:style-name="T20">;</text:span></text:p>
      <text:p text:style-name="P9"><text:span text:style-name="T20"><text:tab/></text:span><text:span text:style-name="T2">saldoInteres </text:span><text:span text:style-name="T20">= </text:span><text:span text:style-name="T2">datos</text:span><text:span text:style-name="T20">.getSaldo() + </text:span><text:span text:style-name="T2">datos</text:span><text:span text:style-name="T20">.getSaldo() * </text:span><text:span text:style-name="T4">INTERES</text:span><text:span text:style-name="T20">;</text:span></text:p>
      <text:p text:style-name="P7"/>
      <text:list xml:id="list2434868364536" text:continue-numbering="true" text:style-name="L1">
        <text:list-header>
          <text:p text:style-name="P23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JetBrains Mono" svg:font-family="'JetBrains Mono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30T23:56:19.879851328</meta:creation-date>
    <dc:date>2020-05-01T00:24:33.473627851</dc:date>
    <meta:editing-duration>PT7M43S</meta:editing-duration>
    <meta:editing-cycles>1</meta:editing-cycles>
    <meta:document-statistic meta:table-count="0" meta:image-count="0" meta:object-count="0" meta:page-count="2" meta:paragraph-count="56" meta:word-count="322" meta:character-count="2183" meta:non-whitespace-character-count="1842"/>
    <meta:generator>LibreOffice/6.4.3.2$MacOSX_X86_64 LibreOffice_project/747b5d0ebf89f41c860ec2a39efd7cb15b54f2d8</meta:generator>
  </office:meta>
</office:document-meta>
</file>